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9fe" officeooo:paragraph-rsid="0013e9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/README - POLIQUIZ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07:50:12.823000000</meta:creation-date>
    <dc:date>2021-09-29T07:50:39.748000000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7.1.4.2$Windows_X86_64 LibreOffice_project/a529a4fab45b75fefc5b6226684193eb000654f6</meta:generator>
  </office:meta>
</office:document-meta>
</file>